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d478" officeooo:paragraph-rsid="001ad478"/>
    </style:style>
    <style:style style:name="P2" style:family="paragraph" style:parent-style-name="Standard">
      <style:text-properties officeooo:rsid="001c74a5" officeooo:paragraph-rsid="001c74a5"/>
    </style:style>
    <style:style style:name="P3" style:family="paragraph" style:parent-style-name="Standard">
      <style:text-properties officeooo:rsid="001d2edd" officeooo:paragraph-rsid="001d2edd"/>
    </style:style>
    <style:style style:name="P4" style:family="paragraph" style:parent-style-name="Standard">
      <style:paragraph-properties style:writing-mode="lr-tb"/>
      <style:text-properties officeooo:rsid="001ad478" officeooo:paragraph-rsid="001ad478"/>
    </style:style>
    <style:style style:name="P5" style:family="paragraph" style:parent-style-name="Standard">
      <style:paragraph-properties style:writing-mode="lr-tb"/>
      <style:text-properties officeooo:rsid="001d2edd" officeooo:paragraph-rsid="001d2edd"/>
    </style:style>
    <style:style style:name="P6" style:family="paragraph" style:parent-style-name="Standard">
      <style:paragraph-properties style:writing-mode="lr-tb"/>
      <style:text-properties officeooo:rsid="001d2edd" officeooo:paragraph-rsid="00204887"/>
    </style:style>
    <style:style style:name="P7" style:family="paragraph" style:parent-style-name="Standard">
      <style:paragraph-properties style:writing-mode="lr-tb"/>
      <style:text-properties officeooo:rsid="001dce84" officeooo:paragraph-rsid="001dce84"/>
    </style:style>
    <style:style style:name="P8" style:family="paragraph" style:parent-style-name="Standard">
      <style:paragraph-properties style:writing-mode="lr-tb"/>
      <style:text-properties officeooo:rsid="00204887" officeooo:paragraph-rsid="00204887"/>
    </style:style>
    <style:style style:name="P9" style:family="paragraph" style:parent-style-name="Standard">
      <style:paragraph-properties style:writing-mode="lr-tb"/>
      <style:text-properties officeooo:rsid="0021d68e" officeooo:paragraph-rsid="0021d68e"/>
    </style:style>
    <style:style style:name="T1" style:family="text">
      <style:text-properties officeooo:rsid="001d2edd"/>
    </style:style>
    <style:style style:name="T2" style:family="text">
      <style:text-properties officeooo:rsid="001f5d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di Kossel build plan</text:p>
      <text:p text:style-name="P1"/>
      <text:h text:style-name="Heading_20_1" text:outline-level="1">Parts list</text:h>
      <text:p text:style-name="P1"/>
      <text:p text:style-name="P1">Existing Mini Kossel (most parts, except horizontal extrusions)</text:p>
      <text:p text:style-name="P1">330mm alu plate</text:p>
      <text:p text:style-name="P1">300mm bed heater</text:p>
      <text:p text:style-name="P2">300mm glass plates</text:p>
      <text:p text:style-name="P1">SSR-10DA</text:p>
      <text:p text:style-name="P1">IEC mains inlet with illuminated switch</text:p>
      <text:p text:style-name="P1">Panel mounting fuse</text:p>
      <text:p text:style-name="P1">6 diagonal rods, Traxxas ends, grub screws</text:p>
      <text:p text:style-name="P1">6 stand-off spacers, to mount heated bed</text:p>
      <text:p text:style-name="P1">12V 100W PSU</text:p>
      <text:p text:style-name="P3">Wire for extending stepper motor and endstop looms</text:p>
      <text:p text:style-name="P3">Epoxy resin</text:p>
      <text:p text:style-name="P3">Materials for diagonal rod jig <text:span text:style-name="T2">e.g. plywood + M3 screws</text:span></text:p>
      <text:p text:style-name="P1"/>
      <text:h text:style-name="Heading_20_1" text:outline-level="1">New printed parts</text:h>
      <text:p text:style-name="P1"/>
      <text:p text:style-name="P1">3 new motor mounts with increased spacing between horizontal extrusions (ABS)</text:p>
      <text:p text:style-name="P4">Panel to mount IEC inlet and fuse (PLA <text:span text:style-name="T1">or ABS</text:span>)</text:p>
      <text:p text:style-name="P4">Tray to mount new PSU and SSR <text:span text:style-name="T1">(PLA because of size)</text:span></text:p>
      <text:p text:style-name="P4"/>
      <text:h text:style-name="Heading_20_1" text:outline-level="1">Plan</text:h>
      <text:p text:style-name="P9">Print new carriages</text:p>
      <text:p text:style-name="P6">Dismantle Mini Kossel</text:p>
      <text:p text:style-name="P6">Assemble Midi Kossel</text:p>
      <text:p text:style-name="P8">Check diagonal rod dimensions</text:p>
      <text:p text:style-name="P6">Make jig for assembling diagonal rods</text:p>
      <text:p text:style-name="P6">Assemble and epoxy diagonal rods</text:p>
      <text:p text:style-name="P6">Design new parts</text:p>
      <text:p text:style-name="P5">Print new parts</text:p>
      <text:p text:style-name="P5">Lengthen motor looms etc.</text:p>
      <text:p text:style-name="P5">Test and commission</text:p>
      <text:p text:style-name="P7">Design and build enclosur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8:29:26.874000000</meta:creation-date>
    <dc:date>2015-04-11T09:16:15.148000000</dc:date>
    <meta:editing-duration>PT14H46M45S</meta:editing-duration>
    <meta:editing-cycles>7</meta:editing-cycles>
    <meta:generator>LibreOffice/4.3.2.2$Windows_x86 LibreOffice_project/edfb5295ba211bd31ad47d0bad0118690f76407d</meta:generator>
    <meta:document-statistic meta:table-count="0" meta:image-count="0" meta:object-count="0" meta:page-count="1" meta:paragraph-count="31" meta:word-count="147" meta:character-count="874" meta:non-whitespace-character-count="758"/>
  </office:meta>
</office:document-meta>
</file>